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size-complex="14pt"/>
    </style:style>
    <style:style style:name="P15" style:parent-style-name="NoSpacing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NoSpacing" style:family="paragraph">
      <style:paragraph-properties fo:text-align="justify"/>
      <style:text-properties fo:font-size="12pt" style:font-size-asian="12pt"/>
    </style:style>
    <style:style style:name="P21" style:parent-style-name="NoSpacing" style:family="paragraph">
      <style:paragraph-properties fo:text-align="justify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P25" style:parent-style-name="NoSpacing" style:family="paragraph">
      <style:paragraph-properties fo:text-align="justify"/>
      <style:text-properties fo:font-size="12pt" style:font-size-asian="12pt"/>
    </style:style>
    <style:style style:name="P26" style:parent-style-name="NoSpacing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/>
    </style:style>
    <style:style style:name="P29" style:parent-style-name="NoSpacing" style:family="paragraph">
      <style:paragraph-properties fo:text-align="justify"/>
      <style:text-properties fo:font-size="12pt" style:font-size-asian="12pt"/>
    </style:style>
    <style:style style:name="P30" style:parent-style-name="NoSpacing" style:family="paragraph">
      <style:paragraph-properties fo:text-align="justify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/>
    </style:style>
    <style:style style:name="T33" style:parent-style-name="DefaultParagraphFont" style:family="text">
      <style:text-properties fo:font-size="12pt" style:font-size-asian="12pt"/>
    </style:style>
    <style:style style:name="P34" style:parent-style-name="NoSpacing" style:family="paragraph">
      <style:paragraph-properties fo:text-align="justify"/>
    </style:style>
    <style:style style:name="T35" style:parent-style-name="DefaultParagraphFont" style:family="text">
      <style:text-properties fo:font-size="12pt" style:font-size-asian="12pt"/>
    </style:style>
    <style:style style:name="P36" style:parent-style-name="NoSpacing" style:family="paragraph">
      <style:paragraph-properties fo:text-align="justify"/>
      <style:text-properties fo:font-size="12pt" style:font-size-asian="12pt"/>
    </style:style>
    <style:style style:name="P37" style:parent-style-name="NoSpacing" style:family="paragraph">
      <style:paragraph-properties fo:text-align="justify"/>
      <style:text-properties fo:font-size="12pt" style:font-size-asian="12pt"/>
    </style:style>
    <style:style style:name="P38" style:parent-style-name="NoSpacing" style:family="paragraph">
      <style:paragraph-properties fo:text-align="justify"/>
      <style:text-properties fo:font-size="12pt" style:font-size-asian="12pt"/>
    </style:style>
    <style:style style:name="P39" style:parent-style-name="NoSpacing" style:family="paragraph">
      <style:paragraph-properties fo:text-align="justify"/>
      <style:text-properties fo:font-size="12pt" style:font-size-asian="12pt"/>
    </style:style>
    <style:style style:name="P40" style:parent-style-name="NoSpacing" style:family="paragraph">
      <style:paragraph-properties fo:text-align="justify"/>
      <style:text-properties fo:font-size="12pt" style:font-size-asian="12pt"/>
    </style:style>
    <style:style style:name="P41" style:parent-style-name="NoSpacing" style:family="paragraph">
      <style:paragraph-properties fo:text-align="justify"/>
      <style:text-properties fo:font-size="12pt" style:font-size-asian="12pt"/>
    </style:style>
    <style:style style:name="P42" style:parent-style-name="NoSpacing" style:family="paragraph">
      <style:paragraph-properties fo:text-align="justify"/>
      <style:text-properties fo:font-size="12pt" style:font-size-asian="12pt"/>
    </style:style>
    <style:style style:name="P43" style:parent-style-name="NoSpacing" style:family="paragraph">
      <style:paragraph-properties fo:text-align="justify"/>
      <style:text-properties fo:font-size="12pt" style:font-size-asian="12pt"/>
    </style:style>
    <style:style style:name="P44" style:parent-style-name="NoSpacing" style:family="paragraph">
      <style:paragraph-properties fo:text-align="justify"/>
      <style:text-properties fo:font-size="12pt" style:font-size-asian="12pt"/>
    </style:style>
    <style:style style:name="P45" style:parent-style-name="NoSpacing" style:family="paragraph">
      <style:paragraph-properties fo:text-align="justify"/>
      <style:text-properties fo:font-size="12pt" style:font-size-asian="12pt"/>
    </style:style>
    <style:style style:name="P46" style:parent-style-name="NoSpacing" style:family="paragraph">
      <style:paragraph-properties fo:text-align="justify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/>
    </style:style>
  </office:automatic-styles>
  <office:body>
    <office:text text:use-soft-page-breaks="true">
      <text:p text:style-name="P1">Microcontroller System Laboratory</text:p>
      <text:p text:style-name="P2"/>
      <text:p text:style-name="P3">Statement of experiments</text:p>
      <text:p text:style-name="P4"/>
      <text:p text:style-name="P5"/>
      <text:p text:style-name="Standard"><text:span text:style-name="T6">Execution platform:<text:s/></text:span><text:span text:style-name="T7">Simulator</text:span><text:span text:style-name="T8"><text:s/></text:span><text:span text:style-name="T9">EdSim51</text:span></text:p>
      <text:p text:style-name="P10"/>
      <text:p text:style-name="P11"/>
      <text:p text:style-name="P12">Experiment 5: Transmitting and Receiving Data on the 8051 Serial Port and Using<text:s/>the keypad</text:p>
      <text:p text:style-name="P13"/>
      <text:p text:style-name="P14">Duration: 1 week</text:p>
      <text:p text:style-name="Standard"/>
      <text:p text:style-name="P15"><text:span text:style-name="T16">Prerequisite:</text:span><text:span text:style-name="T17"><text:s text:c="2"/>G</text:span><text:span text:style-name="T18">o through the examples on Tx,</text:span><text:span text:style-name="T19"><text:s/>Rx and keypad scan provided in the website of EdSim51</text:span></text:p>
      <text:p text:style-name="P20"/>
      <text:p text:style-name="P21"><text:span text:style-name="T22">Part (i):</text:span><text:span text:style-name="T23"><text:s/>Using the keypad, enter your date of birth (DD/MM/YYYY format), transmit it on serial port, receive it on serial</text:span><text:span text:style-name="T24"><text:s/>port and display on the LCD</text:span></text:p>
      <text:p text:style-name="P25"/>
      <text:p text:style-name="P26"><text:span text:style-name="T27">Part (ii):</text:span><text:span text:style-name="T28"><text:s/>Compute the sum of two decimal numbers (1-12) input from the keyboard, transmit sum on serial port, and display the sum on the LCD after receiving it on serial port.</text:span></text:p>
      <text:p text:style-name="P29"/>
      <text:p text:style-name="P30"><text:span text:style-name="T31">Part (iii):</text:span><text:span text:style-name="T32"><text:s text:c="2"/>Transmit the corresponding month in</text:span><text:span text:style-name="T33"><text:s/>a year on serial port and display it on LCD after receiving it on serial port. For example, for key '1' LCD output is January,</text:span></text:p>
      <text:p text:style-name="P34"><text:span text:style-name="T35">key '12' LCD output is December</text:span></text:p>
      <text:p text:style-name="Standard"/>
      <text:p text:style-name="Standard"/>
      <text:p text:style-name="P36">Consider the following key assignment</text:p>
      <text:p text:style-name="P37">;<text:tab/>+----+----+----+</text:p>
      <text:p text:style-name="P38">;<text:tab/>| 12 | 11 | <text:s/>10 | <text:s/>row3</text:p>
      <text:p text:style-name="P39">;<text:tab/>+----+----+----+</text:p>
      <text:p text:style-name="P40">;<text:tab/>| <text:s/>9 | <text:s/>8 | <text:s/>7 |<text:tab/>row2</text:p>
      <text:p text:style-name="P41">;<text:tab/>+----+----|----+</text:p>
      <text:p text:style-name="P42">;<text:tab/>| <text:s/>6 | <text:s/>5 | <text:s/>4 |<text:tab/>row1</text:p>
      <text:p text:style-name="P43">;<text:tab/>+----+----+----+</text:p>
      <text:p text:style-name="P44">;<text:tab/>| <text:s/>3 | <text:s/>2 | <text:s/>1 |<text:tab/>row0</text:p>
      <text:p text:style-name="P45">;<text:tab/>+----+----+----+</text:p>
      <text:p text:style-name="P46"><text:span text:style-name="T47">;</text:span><text:span text:style-name="T48"><text:tab/><text:s/>col2 col1 col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 style:vertical-align="auto"/>
      <style:text-properties style:font-name="Calibri" style:font-name-asian="Calibri" style:font-name-complex="Mangal" style:letter-kerning="false" fo:font-size="11pt" style:font-size-asian="11pt" style:font-size-complex="11pt" fo:language="en" fo:country="IN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tna</meta:initial-creator>
    <dc:creator>Pradip Mandal</dc:creator>
    <meta:creation-date>2021-09-28T07:41:00Z</meta:creation-date>
    <dc:date>2021-10-05T08:04:00Z</dc:date>
    <meta:template xlink:href="Normal" xlink:type="simple"/>
    <meta:editing-cycles>6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4" meta:character-count="1100" meta:row-count="7" meta:non-whitespace-character-count="938"/>
  </office:meta>
</office:document-meta>
</file>